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798" officeooo:paragraph-rsid="00130798"/>
    </style:style>
    <style:style style:name="T1" style:family="text">
      <style:text-properties officeooo:rsid="00130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127.0.0.1:8080/<text:span text:style-name="T1"> ( carte ) </text:span></text:p>
      <text:p text:style-name="P1">http://10.146.195.1:8080/phone.html <text:s/>( tel 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0:58:52.053676200</meta:creation-date>
    <dc:date>2026-03-23T11:00:14.028825700</dc:date>
    <meta:editing-duration>PT1M23S</meta:editing-duration>
    <meta:editing-cycles>1</meta:editing-cycles>
    <meta:document-statistic meta:table-count="0" meta:image-count="0" meta:object-count="0" meta:page-count="1" meta:paragraph-count="2" meta:word-count="8" meta:character-count="77" meta:non-whitespace-character-count="69"/>
    <meta:generator>LibreOffice/25.2.7.2$Windows_X86_64 LibreOffice_project/5cbfd1ab6520636bb5f7b99185aa69bd7456825d</meta:generator>
  </office:meta>
</office:document-meta>
</file>